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rsid="00046716" officeooo:paragraph-rsid="00046716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bold" officeooo:paragraph-rsid="00046716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normal" officeooo:rsid="00061d65" officeooo:paragraph-rsid="00061d65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fo:font-weight="bold" officeooo:rsid="00061d65" officeooo:paragraph-rsid="00061d65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061d65" officeooo:paragraph-rsid="0006e7a5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officeooo:rsid="00031402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1402"/>
    </style:style>
    <style:style style:name="T4" style:family="text">
      <style:text-properties fo:font-weight="normal" officeooo:rsid="0006e7a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lare @degisken as float =11.51<text:line-break/>select floor(@degisken) <text:s text:c="18"/><text:span text:style-name="T1">sayıyı aşşa yuvarla</text:span><text:line-break/>select ceiling(@degisken) <text:s text:c="15"/><text:span text:style-name="T1">sayıyı yukarı yuvarla</text:span><text:line-break/>select round(@degisken,0.5) <text:s text:c="8"/><text:span text:style-name="T2"><text:s/></text:span><text:span text:style-name="T1">belirtilen hassasiyete göre yuvarla</text:span><text:line-break/>select abs(@degisken) <text:s text:c="19"/><text:span text:style-name="T2"><text:s/></text:span><text:span text:style-name="T1">mutlak değerini al</text:span></text:p>
      <text:p text:style-name="P1"><text:span text:style-name="T1"/></text:p>
      <text:p text:style-name="P1"><text:span text:style-name="T3">select CategoryID from Categories where CategoryName = 'Beverages'</text:span><text:span text:style-name="T1"><text:line-break/>Categories adında bir tabloya erişerek belirli bir şartı sağlayan satırlardan sadece CategoryID sütununu seçer. </text:span></text:p>
      <text:p text:style-name="P1"><text:span text:style-name="T1"/></text:p>
      <text:p text:style-name="P1"><text:span text:style-name="T1"/></text:p>
      <text:p text:style-name="P1"><text:span text:style-name="T3">select * from Products <text:line-break/>where <text:line-break/>CategoryID = (select CategoryID from Categories where CategoryName = 'Beverages') and <text:line-break/>SupplierID = (select SupplierID from Suppliers where CompanyName = 'Exotic Liquids') </text:span></text:p>
      <text:p text:style-name="P2"/>
      <text:p text:style-name="P3">categories tablosundan categoryname i beverages olanlar ve suppliers tablosunda exocit liquidsi olanların categoryıd ve supllier ıd al products tablosundan bu idlere göre verileri getir.</text:p>
      <text:p text:style-name="P4"/>
      <text:p text:style-name="P4"/>
      <text:p text:style-name="P4">select T1.adi,T1.soyadi, T2.ders, T2.vize, T2.final <text:line-break/>from TBL_TC T1 <text:line-break/>inner join TBL_Not T2 on T1.tc=T2.tc <text:line-break/></text:p>
      <text:p text:style-name="P4"/>
      <text:p text:style-name="P5">T1 TBL_TC TABLOSUYLA T2 TBL_Not <text:s/>TABLOSUNUN TCLERİ AYNI OLANLARI BİRLEŞTİR.Her bir kişinin adı, soyadı, ders adı, vize notu ve final notu birleştirilerek döndürülür.<text:line-break/></text:p>
      <text:p text:style-name="P5"/>
      <text:p text:style-name="P6"/>
      <text:p text:style-name="P6"/>
      <text:p text:style-name="P7">select T1.adi, T1.soyadi, T2.final <text:s text:c="2"/>from TBL_TC T1<text:line-break/>left join TBL_Not T2 on T1.tc=T2.tc <text:s text:c="4"/>---- left olduğu için 1 .tablodaki veriler de geldi</text:p>
      <text:p text:style-name="P7"/>
      <text:p text:style-name="P7"><text:span text:style-name="T4">L</text:span><text:span text:style-name="T2">EFT JOIN, birleştirilen tablolardan sol tablodaki (T1) tüm satırları döndürür.<text:line-break/>Sağ tablodaki (TBL_Not yani T2) eşleşen satırlar varsa onları getirir, eşleşme yoksa bu sütunlar için NULL döner.</text:span><text:line-break/><text:line-break/><text:line-break/><text:line-break/>select T1.adi, T1.soyadi, T2.final <text:s text:c="2"/>from TBL_TC T1<text:line-break/>right join TBL_Not T2 on T1.tc=T2.tc <text:s text:c="5"/>---- right olduğu için 2 .tablodaki veriler de geldi</text:p>
      <text:p text:style-name="P7"><text:line-break/><text:line-break/>select T1.adi, T1.soyadi, T2.final <text:s text:c="2"/>from TBL_TC T1<text:line-break/>full join TBL_Not T2 on T1.tc=T2.tc <text:s/>--- ister ortak ister ortak olmayan her şey gel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08:29.996000000</meta:creation-date>
    <dc:date>2024-11-20T23:44:56.094000000</dc:date>
    <meta:editing-duration>PT1H16M2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9" meta:word-count="229" meta:character-count="1759" meta:non-whitespace-character-count="1445"/>
  </office:meta>
</office:document-meta>
</file>